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A80000002DCE4C4D41FE44AD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7cm" fo:margin-left="0.097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3.2cm"/>
    </style:style>
    <style:style style:name="IntegrantesGrupo.B" style:family="table-column">
      <style:table-column-properties style:column-width="4.184cm"/>
    </style:style>
    <style:style style:name="IntegrantesGrupo.C" style:family="table-column">
      <style:table-column-properties style:column-width="12.123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97cm" fo:border="1pt solid #2a6099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2a6099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B2" style:family="table-cell">
      <style:table-cell-properties fo:background-color="#2a6099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C2" style:family="table-cell">
      <style:table-cell-properties fo:background-color="#2a6099" fo:padding="0.097cm" fo:border-left="1pt solid #2a6099" fo:border-right="1pt solid #2a6099" fo:border-top="none" fo:border-bottom="1pt solid #2a6099" style:writing-mode="page">
        <style:background-image/>
      </style:table-cell-properties>
    </style:style>
    <style:style style:name="IntegrantesGrupo.A3" style:family="table-cell">
      <style:table-cell-properties fo:background-color="#ffffff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B3" style:family="table-cell">
      <style:table-cell-properties fo:background-color="#ffffff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97cm" fo:border-left="1pt solid #2a6099" fo:border-right="1pt solid #2a6099" fo:border-top="none" fo:border-bottom="1pt solid #2a6099" style:writing-mode="page">
        <style:background-image/>
      </style:table-cell-properties>
    </style:style>
    <style:style style:name="Table1" style:family="table">
      <style:table-properties style:width="19.514cm" fo:margin-left="0.083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8.966cm"/>
    </style:style>
    <style:style style:name="Table1.B" style:family="table-column">
      <style:table-column-properties style:column-width="10.548cm"/>
    </style:style>
    <style:style style:name="Table1.1" style:family="table-row">
      <style:table-row-properties style:min-row-height="2.346cm" fo:keep-together="auto"/>
    </style:style>
    <style:style style:name="Table1.A1" style:family="table-cell">
      <style:table-cell-properties style:vertical-align="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.B1" style:family="table-cell">
      <style:table-cell-properties style:vertical-align="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2" style:family="table-row">
      <style:table-row-properties style:min-row-height="0.686cm" fo:keep-together="auto"/>
    </style:style>
    <style:style style:name="Table1.A2" style:family="table-cell">
      <style:table-cell-properties style:vertical-align="middle" fo:background-color="#ffb66c" fo:padding="0.097cm" fo:border="0.5pt solid #2a6099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3" style:family="table">
      <style:table-properties style:width="19.514cm" fo:margin-left="0.083cm" fo:break-before="page" table:align="left" fo:keep-with-next="auto" style:may-break-between-rows="true" style:writing-mode="lr-tb" table:border-model="collapsing"/>
    </style:style>
    <style:style style:name="Table3.A" style:family="table-column">
      <style:table-column-properties style:column-width="14.31cm"/>
    </style:style>
    <style:style style:name="Table3.B" style:family="table-column">
      <style:table-column-properties style:column-width="5.203cm"/>
    </style:style>
    <style:style style:name="Table3.1" style:family="table-row">
      <style:table-row-properties style:min-row-height="0.686cm" fo:keep-together="auto"/>
    </style:style>
    <style:style style:name="Table3.A1" style:family="table-cell">
      <style:table-cell-properties style:vertical-align="middle" fo:background-color="#ffb66c" fo:padding="0.097cm" fo:border="0.5pt solid #2a6099" style:writing-mode="page">
        <style:background-image/>
      </style:table-cell-properties>
    </style:style>
    <style:style style:name="Table3.A2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3.A3" style:family="table-cell">
      <style:table-cell-properties style:vertical-align="middle" fo:background-color="#ffffff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e3.B3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e3.A4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3.B4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2" style:family="table">
      <style:table-properties style:width="19.514cm" fo:margin-left="0.083cm" fo:break-before="auto" fo:break-after="auto" table:align="left" fo:keep-with-next="auto" style:may-break-between-rows="true" style:writing-mode="lr-tb" table:border-model="collapsing"/>
    </style:style>
    <style:style style:name="Table2.A" style:family="table-column">
      <style:table-column-properties style:column-width="3.902cm"/>
    </style:style>
    <style:style style:name="Table2.D" style:family="table-column">
      <style:table-column-properties style:column-width="3.288cm"/>
    </style:style>
    <style:style style:name="Table2.E" style:family="table-column">
      <style:table-column-properties style:column-width="0.614cm"/>
    </style:style>
    <style:style style:name="Table2.F" style:family="table-column">
      <style:table-column-properties style:column-width="3.907cm"/>
    </style:style>
    <style:style style:name="Table2.1" style:family="table-row">
      <style:table-row-properties style:min-row-height="0.686cm" fo:keep-together="auto"/>
    </style:style>
    <style:style style:name="Table2.A1" style:family="table-cell">
      <style:table-cell-properties style:vertical-align="middle" fo:background-color="#ffb66c" fo:padding="0.097cm" fo:border="0.5pt solid #2a6099" style:writing-mode="page">
        <style:background-image/>
      </style:table-cell-properties>
    </style:style>
    <style:style style:name="Table2.A2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2.F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2.A4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" style:family="table">
      <style:table-properties style:width="19.514cm" fo:margin-left="0.083cm" fo:break-before="auto" fo:break-after="auto" table:align="left" fo:keep-with-next="auto" style:may-break-between-rows="true" style:writing-mode="lr-tb" table:border-model="collapsing"/>
    </style:style>
    <style:style style:name="Table4.A" style:family="table-column">
      <style:table-column-properties style:column-width="3.902cm"/>
    </style:style>
    <style:style style:name="Table4.B" style:family="table-column">
      <style:table-column-properties style:column-width="4.195cm"/>
    </style:style>
    <style:style style:name="Table4.C" style:family="table-column">
      <style:table-column-properties style:column-width="5.503cm"/>
    </style:style>
    <style:style style:name="Table4.D" style:family="table-column">
      <style:table-column-properties style:column-width="0.9cm"/>
    </style:style>
    <style:style style:name="Table4.E" style:family="table-column">
      <style:table-column-properties style:column-width="5.015cm"/>
    </style:style>
    <style:style style:name="Table4.1" style:family="table-row">
      <style:table-row-properties style:min-row-height="0.686cm" fo:keep-together="auto"/>
    </style:style>
    <style:style style:name="Table4.A1" style:family="table-cell">
      <style:table-cell-properties style:vertical-align="middle" fo:background-color="#ffb66c" fo:padding="0.097cm" fo:border="0.5pt solid #2a6099" style:writing-mode="page">
        <style:background-image/>
      </style:table-cell-properties>
    </style:style>
    <style:style style:name="Table4.A2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4.E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.A4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5" style:family="table">
      <style:table-properties style:width="19.514cm" fo:margin-left="0.083cm" fo:break-before="auto" fo:break-after="auto" table:align="left" fo:keep-with-next="auto" style:may-break-between-rows="true" style:writing-mode="lr-tb" table:border-model="collapsing"/>
    </style:style>
    <style:style style:name="Table5.A" style:family="table-column">
      <style:table-column-properties style:column-width="19.514cm"/>
    </style:style>
    <style:style style:name="Table5.1" style:family="table-row">
      <style:table-row-properties style:min-row-height="0.686cm" fo:keep-together="auto"/>
    </style:style>
    <style:style style:name="Table5.A1" style:family="table-cell">
      <style:table-cell-properties style:vertical-align="middle" fo:background-color="#ffb66c" fo:padding="0.097cm" fo:border="0.5pt solid #2a6099" style:writing-mode="page">
        <style:background-image/>
      </style:table-cell-properties>
    </style:style>
    <style:style style:name="Table5.A2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5.A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6" style:family="table">
      <style:table-properties style:width="19.514cm" fo:margin-left="0.083cm" fo:break-before="auto" fo:break-after="auto" table:align="left" fo:keep-with-next="auto" style:may-break-between-rows="true" style:writing-mode="lr-tb" table:border-model="collapsing"/>
    </style:style>
    <style:style style:name="Table6.A" style:family="table-column">
      <style:table-column-properties style:column-width="14.085cm"/>
    </style:style>
    <style:style style:name="Table6.B" style:family="table-column">
      <style:table-column-properties style:column-width="5.429cm"/>
    </style:style>
    <style:style style:name="Table6.1" style:family="table-row">
      <style:table-row-properties style:min-row-height="0.686cm" fo:keep-together="auto"/>
    </style:style>
    <style:style style:name="Table6.A1" style:family="table-cell">
      <style:table-cell-properties style:vertical-align="middle" fo:background-color="#ffb66c" fo:padding="0.097cm" fo:border="0.5pt solid #2a6099" style:writing-mode="page">
        <style:background-image/>
      </style:table-cell-properties>
    </style:style>
    <style:style style:name="Table6.A2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6.B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7" style:family="table">
      <style:table-properties style:width="19.514cm" fo:margin-left="0.083cm" fo:break-before="auto" fo:break-after="auto" table:align="left" fo:keep-with-next="auto" style:may-break-between-rows="true" style:writing-mode="lr-tb" table:border-model="collapsing"/>
    </style:style>
    <style:style style:name="Table7.A" style:family="table-column">
      <style:table-column-properties style:column-width="19.514cm"/>
    </style:style>
    <style:style style:name="Table7.1" style:family="table-row">
      <style:table-row-properties style:min-row-height="0.686cm" fo:keep-together="auto"/>
    </style:style>
    <style:style style:name="Table7.A1" style:family="table-cell">
      <style:table-cell-properties style:vertical-align="middle" fo:background-color="#ffb66c" fo:padding="0.097cm" fo:border="0.5pt solid #2a6099" style:writing-mode="page">
        <style:background-image/>
      </style:table-cell-properties>
    </style:style>
    <style:style style:name="Table7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bold" officeooo:rsid="01efe81c" officeooo:paragraph-rsid="01efe81c" style:font-size-asian="11pt" style:font-style-asian="normal" style:font-weight-asian="bold" style:font-name-complex="Calibri2" style:font-size-complex="11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bold" officeooo:rsid="02324daa" officeooo:paragraph-rsid="02324daa" style:font-size-asian="11pt" style:font-style-asian="normal" style:font-weight-asian="bold" style:font-name-complex="Calibri2" style:font-size-complex="11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fo:font-weight="normal" officeooo:rsid="022139d7" officeooo:paragraph-rsid="022139d7" style:font-weight-asian="normal" style:font-weight-complex="normal"/>
    </style:style>
    <style:style style:name="P11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139d7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13c7e21"/>
    </style:style>
    <style:style style:name="P13" style:family="paragraph" style:parent-style-name="Heading_20_4">
      <style:paragraph-properties fo:text-align="start" style:justify-single-word="false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normal" officeooo:rsid="0061c396" officeooo:paragraph-rsid="009353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Heading_20_4">
      <style:paragraph-properties fo:text-align="start" style:justify-single-word="false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normal" officeooo:rsid="0093532a" officeooo:paragraph-rsid="009353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Heading_20_4">
      <style:paragraph-properties fo:text-align="start" style:justify-single-word="false"/>
      <style:text-properties fo:color="#c921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061c396" officeooo:paragraph-rsid="02401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officeooo:paragraph-rsid="02401a61"/>
    </style:style>
    <style:style style:name="P17" style:family="paragraph" style:parent-style-name="Standard">
      <style:text-properties officeooo:rsid="02401a61"/>
    </style:style>
    <style:style style:name="P18" style:family="paragraph" style:parent-style-name="Standard">
      <style:text-properties officeooo:rsid="02401a61" officeooo:paragraph-rsid="02401a61"/>
    </style:style>
    <style:style style:name="P19" style:family="paragraph" style:parent-style-name="Standard" style:list-style-name="L10">
      <style:paragraph-properties fo:text-align="justify" style:justify-single-word="false"/>
      <style:text-properties officeooo:paragraph-rsid="0093532a"/>
    </style:style>
    <style:style style:name="P20" style:family="paragraph" style:parent-style-name="Standard" style:list-style-name="L10">
      <style:paragraph-properties fo:text-align="justify" style:justify-single-word="false"/>
      <style:text-properties officeooo:paragraph-rsid="0094cad0"/>
    </style:style>
    <style:style style:name="P21" style:family="paragraph" style:parent-style-name="Standard" style:list-style-name="L11">
      <style:paragraph-properties fo:text-align="justify" style:justify-single-word="false"/>
      <style:text-properties officeooo:paragraph-rsid="02401a61"/>
    </style:style>
    <style:style style:name="P22" style:family="paragraph" style:parent-style-name="Standard" style:list-style-name="L11">
      <style:paragraph-properties fo:text-align="justify" style:justify-single-word="false"/>
      <style:text-properties officeooo:paragraph-rsid="0240322c"/>
    </style:style>
    <style:style style:name="P23" style:family="paragraph" style:parent-style-name="Standard" style:list-style-name="L10">
      <style:paragraph-properties fo:text-align="justify" style:justify-single-word="false"/>
      <style:text-properties officeooo:rsid="0093532a" officeooo:paragraph-rsid="0093532a"/>
    </style:style>
    <style:style style:name="P24" style:family="paragraph" style:parent-style-name="Standard" style:list-style-name="L10">
      <style:paragraph-properties fo:text-align="justify" style:justify-single-word="false"/>
      <style:text-properties style:font-name="Arial1" fo:font-weight="bold" officeooo:rsid="006ddfcd" officeooo:paragraph-rsid="0093532a" style:font-weight-asian="bold" style:font-weight-complex="bold"/>
    </style:style>
    <style:style style:name="P25" style:family="paragraph" style:parent-style-name="Standard" style:list-style-name="L10">
      <style:paragraph-properties fo:text-align="justify" style:justify-single-word="false"/>
      <style:text-properties officeooo:rsid="0094cad0" officeooo:paragraph-rsid="0094cad0"/>
    </style:style>
    <style:style style:name="P26" style:family="paragraph" style:parent-style-name="Standard" style:list-style-name="L10">
      <style:text-properties officeooo:rsid="0094cad0" officeooo:paragraph-rsid="0094cad0"/>
    </style:style>
    <style:style style:name="P27" style:family="paragraph" style:parent-style-name="Standard" style:list-style-name="L10">
      <style:text-properties officeooo:rsid="0095bda7" officeooo:paragraph-rsid="0095bda7"/>
    </style:style>
    <style:style style:name="P28" style:family="paragraph" style:parent-style-name="Standard" style:list-style-name="L10">
      <style:text-properties officeooo:rsid="00723094" officeooo:paragraph-rsid="0096200d"/>
    </style:style>
    <style:style style:name="P29" style:family="paragraph" style:parent-style-name="Standard" style:list-style-name="L10">
      <style:text-properties officeooo:rsid="0096200d" officeooo:paragraph-rsid="0096200d"/>
    </style:style>
    <style:style style:name="P30" style:family="paragraph" style:parent-style-name="Standard" style:list-style-name="L10">
      <style:text-properties officeooo:paragraph-rsid="0096200d"/>
    </style:style>
    <style:style style:name="P31" style:family="paragraph" style:parent-style-name="Standard">
      <style:paragraph-properties fo:text-align="start" style:justify-single-word="false"/>
      <style:text-properties fo:color="#c9211e" style:text-outline="false" style:text-line-through-style="none" style:text-line-through-type="none" style:font-name="Arial1" fo:font-size="12pt" fo:font-style="normal" fo:text-shadow="none" style:text-underline-style="none" fo:font-weight="normal" officeooo:rsid="006ddfcd" officeooo:paragraph-rsid="009353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c9211e" style:font-name="Arial1" fo:font-weight="normal" officeooo:rsid="006ddfcd" officeooo:paragraph-rsid="0093532a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c9211e" style:font-name="Arial1" fo:font-weight="normal" officeooo:rsid="006ddfcd" officeooo:paragraph-rsid="0094cad0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c9211e" style:font-name="Arial1" fo:font-weight="normal" officeooo:rsid="00723094" officeooo:paragraph-rsid="0094cad0" style:font-weight-asian="normal" style:font-weight-complex="normal"/>
    </style:style>
    <style:style style:name="P35" style:family="paragraph" style:parent-style-name="Standard">
      <style:text-properties fo:color="#c9211e" style:font-name="Arial1" fo:font-weight="normal" officeooo:rsid="0094cad0" officeooo:paragraph-rsid="0094cad0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c9211e" style:font-name="Arial1" fo:font-weight="normal" officeooo:rsid="0094cad0" officeooo:paragraph-rsid="0094cad0" style:font-weight-asian="normal" style:font-weight-complex="normal"/>
    </style:style>
    <style:style style:name="P37" style:family="paragraph" style:parent-style-name="Standard">
      <style:text-properties fo:color="#c9211e" fo:font-weight="normal" officeooo:rsid="0094cad0" officeooo:paragraph-rsid="0094cad0" style:font-weight-asian="normal" style:font-weight-complex="normal"/>
    </style:style>
    <style:style style:name="P38" style:family="paragraph" style:parent-style-name="Standard">
      <style:text-properties fo:color="#c9211e" fo:font-weight="normal" officeooo:rsid="0095bda7" officeooo:paragraph-rsid="0095bda7" style:font-weight-asian="normal" style:font-weight-complex="normal"/>
    </style:style>
    <style:style style:name="P39" style:family="paragraph" style:parent-style-name="Standard">
      <style:text-properties fo:color="#c9211e" fo:font-weight="normal" officeooo:rsid="0096200d" officeooo:paragraph-rsid="0096200d" style:font-weight-asian="normal" style:font-weight-complex="normal"/>
    </style:style>
    <style:style style:name="P40" style:family="paragraph" style:parent-style-name="Standard" style:list-style-name="L11">
      <style:paragraph-properties fo:text-align="justify" style:justify-single-word="false"/>
      <style:text-properties fo:language="gl" fo:country="ES" officeooo:rsid="02401a61" officeooo:paragraph-rsid="02401a61"/>
    </style:style>
    <style:style style:name="P41" style:family="paragraph" style:parent-style-name="Standard" style:list-style-name="L11">
      <style:paragraph-properties fo:text-align="justify" style:justify-single-word="false"/>
      <style:text-properties fo:language="gl" fo:country="ES" fo:font-weight="normal" officeooo:rsid="02401a61" officeooo:paragraph-rsid="02401a61" style:font-weight-asian="normal" style:font-weight-complex="normal"/>
    </style:style>
    <style:style style:name="P42" style:family="paragraph" style:parent-style-name="Standard">
      <style:text-properties officeooo:paragraph-rsid="0240322c"/>
    </style:style>
    <style:style style:name="P43" style:family="paragraph" style:parent-style-name="Standard">
      <style:text-properties style:font-name="Arial" fo:font-size="12pt" fo:language="gl" fo:country="ES" style:font-size-asian="12pt" style:font-size-complex="12pt"/>
    </style:style>
    <style:style style:name="P44" style:family="paragraph" style:parent-style-name="Standard">
      <style:text-properties style:font-name="Arial" fo:font-size="12pt" fo:language="gl" fo:country="ES" officeooo:rsid="0240322c" officeooo:paragraph-rsid="0240322c" style:font-size-asian="12pt" style:font-size-complex="12pt"/>
    </style:style>
    <style:style style:name="P45" style:family="paragraph" style:parent-style-name="Standard" style:list-style-name="L12">
      <style:text-properties style:font-name="Arial" fo:font-size="12pt" fo:language="gl" fo:country="ES" officeooo:rsid="0240322c" officeooo:paragraph-rsid="0240322c" style:font-size-asian="12pt" style:font-size-complex="12pt"/>
    </style:style>
    <style:style style:name="P46" style:family="paragraph" style:parent-style-name="Standard">
      <style:text-properties style:font-name="Arial" fo:font-size="12pt" fo:language="gl" fo:country="ES" officeooo:paragraph-rsid="0240322c" style:font-size-asian="12pt" style:font-size-complex="12pt"/>
    </style:style>
    <style:style style:name="P47" style:family="paragraph" style:parent-style-name="Standard" style:list-style-name="L12">
      <style:text-properties style:font-name="Arial" fo:font-size="12pt" fo:language="gl" fo:country="ES" officeooo:paragraph-rsid="0240322c" style:font-size-asian="12pt" style:font-size-complex="12pt"/>
    </style:style>
    <style:style style:name="P48" style:family="paragraph" style:parent-style-name="Standard">
      <style:text-properties style:font-name="Arial" fo:font-size="12pt" fo:language="gl" fo:country="ES" officeooo:rsid="0241beb7" officeooo:paragraph-rsid="0241beb7" style:font-size-asian="12pt" style:font-size-complex="12pt"/>
    </style:style>
    <style:style style:name="P49" style:family="paragraph" style:parent-style-name="Standard" style:list-style-name="L12">
      <style:text-properties officeooo:paragraph-rsid="0240322c"/>
    </style:style>
    <style:style style:name="P50" style:family="paragraph" style:parent-style-name="Standard" style:list-style-name="L12">
      <style:text-properties officeooo:paragraph-rsid="0241beb7"/>
    </style:style>
    <style:style style:name="P51" style:family="paragraph" style:parent-style-name="Standard">
      <style:text-properties officeooo:paragraph-rsid="0241beb7"/>
    </style:style>
    <style:style style:name="P52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paragraph-rsid="01efe81c"/>
    </style:style>
    <style:style style:name="P5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401a61"/>
    </style:style>
    <style:style style:name="P5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40322c"/>
    </style:style>
    <style:style style:name="P5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41beb7"/>
    </style:style>
    <style:style style:name="P56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2c5afb" officeooo:paragraph-rsid="01f1b0aa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57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39a9b8" officeooo:paragraph-rsid="0239a9b8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58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344c90" officeooo:paragraph-rsid="02344c90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59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43a97d" officeooo:paragraph-rsid="0243a97d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fo:font-weight="normal" officeooo:rsid="022139d7" officeooo:paragraph-rsid="02401a61" style:font-weight-asian="normal" style:font-weight-complex="normal"/>
    </style:style>
    <style:style style:name="P61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fo:font-weight="normal" officeooo:rsid="02401a61" officeooo:paragraph-rsid="02401a61" style:font-weight-asian="normal" style:font-weight-complex="normal"/>
    </style:style>
    <style:style style:name="P6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ff0000" fo:language="gl" fo:country="ES" fo:font-weight="bold" officeooo:rsid="02401a61" officeooo:paragraph-rsid="02401a61" style:font-weight-asian="bold" style:font-weight-complex="bold"/>
    </style:style>
    <style:style style:name="P63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fo:font-weight="normal" officeooo:rsid="02401a61" officeooo:paragraph-rsid="02401a61" style:font-weight-asian="normal" style:font-weight-complex="normal"/>
    </style:style>
    <style:style style:name="P64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fo:font-weight="normal" officeooo:rsid="02401a61" officeooo:paragraph-rsid="0240322c" style:font-weight-asian="normal" style:font-weight-complex="normal"/>
    </style:style>
    <style:style style:name="P6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40322c"/>
    </style:style>
    <style:style style:name="P6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officeooo:paragraph-rsid="023d5865"/>
    </style:style>
    <style:style style:name="P67" style:family="paragraph" style:parent-style-name="Text_20_body" style:list-style-name="L14">
      <style:text-properties fo:color="#c9211e" style:font-name="Arial" fo:font-size="12pt" fo:language="gl" fo:country="ES" officeooo:paragraph-rsid="0241beb7" style:font-size-asian="12pt" style:font-size-complex="12pt"/>
    </style:style>
    <style:style style:name="P68" style:family="paragraph" style:parent-style-name="Text_20_body" style:list-style-name="L14">
      <style:text-properties fo:color="#c9211e" style:font-name="Arial" fo:font-size="12pt" fo:language="gl" fo:country="ES" officeooo:rsid="0240322c" officeooo:paragraph-rsid="0241beb7" style:font-size-asian="12pt" style:font-size-complex="12pt"/>
    </style:style>
    <style:style style:name="T1" style:family="text">
      <style:text-properties officeooo:rsid="004d5155"/>
    </style:style>
    <style:style style:name="T2" style:family="text"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324daa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1efe81c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06db3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09353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officeooo:rsid="006db314" style:font-size-asian="12pt" style:font-style-asian="normal" style:font-size-complex="12pt" style:font-style-complex="normal" style:text-overline-style="none" style:text-overline-color="font-color"/>
    </style:style>
    <style:style style:name="T8" style:family="text">
      <style:text-properties fo:color="#000000" fo:font-weight="normal" officeooo:rsid="022139d7" style:font-weight-asian="normal" style:font-weight-complex="normal"/>
    </style:style>
    <style:style style:name="T9" style:family="text">
      <style:text-properties fo:color="#000000" fo:font-weight="normal" officeooo:rsid="02401a61" style:font-weight-asian="normal" style:font-weight-complex="normal"/>
    </style:style>
    <style:style style:name="T10" style:family="text">
      <style:text-properties officeooo:rsid="01928930"/>
    </style:style>
    <style:style style:name="T11" style:family="text">
      <style:text-properties officeooo:rsid="01ebef80"/>
    </style:style>
    <style:style style:name="T1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e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a70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d17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0d42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9a9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01a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0000" fo:language="gl" fo:country="ES" fo:font-weight="bold" officeooo:rsid="023a4585" style:font-weight-asian="bold" style:font-weight-complex="bold"/>
    </style:style>
    <style:style style:name="T20" style:family="text">
      <style:text-properties fo:color="#ff0000" fo:language="gl" fo:country="ES" fo:font-weight="bold" officeooo:rsid="02401a61" style:font-weight-asian="bold" style:font-weight-complex="bold"/>
    </style:style>
    <style:style style:name="T21" style:family="text">
      <style:text-properties fo:color="#ff0000" fo:language="gl" fo:country="ES" fo:font-weight="bold" officeooo:rsid="0240322c" style:font-weight-asian="bold" style:font-weight-complex="bold"/>
    </style:style>
    <style:style style:name="T22" style:family="text">
      <style:text-properties fo:color="#ff0000" fo:language="gl" fo:country="ES" fo:font-weight="bold" officeooo:rsid="0241beb7" style:font-weight-asian="bold" style:font-weight-complex="bold"/>
    </style:style>
    <style:style style:name="T23" style:family="text">
      <style:text-properties fo:color="#ff0000" fo:font-weight="bold" officeooo:rsid="0240322c" style:font-weight-asian="bold" style:font-weight-complex="bold"/>
    </style:style>
    <style:style style:name="T24" style:family="text">
      <style:text-properties fo:color="#ff0000" fo:font-weight="bold" officeooo:rsid="02401a61" style:font-weight-asian="bold" style:font-weight-complex="bold"/>
    </style:style>
    <style:style style:name="T25" style:family="text">
      <style:text-properties officeooo:rsid="02359454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93532a" style:font-weight-asian="normal" style:font-weight-complex="normal"/>
    </style:style>
    <style:style style:name="T28" style:family="text">
      <style:text-properties officeooo:rsid="02344c90"/>
    </style:style>
    <style:style style:name="T29" style:family="text">
      <style:text-properties officeooo:rsid="02401a61"/>
    </style:style>
    <style:style style:name="T30" style:family="text">
      <style:text-properties officeooo:rsid="0093532a"/>
    </style:style>
    <style:style style:name="T31" style:family="text">
      <style:text-properties style:font-name="Arial1" fo:font-weight="bold" officeooo:rsid="0093532a" style:font-weight-asian="bold" style:font-weight-complex="bold"/>
    </style:style>
    <style:style style:name="T32" style:family="text">
      <style:text-properties style:font-name="Arial1" fo:font-weight="normal" officeooo:rsid="0093532a" style:font-weight-asian="normal" style:font-weight-complex="normal"/>
    </style:style>
    <style:style style:name="T33" style:family="text">
      <style:text-properties style:font-name="Arial1" fo:font-weight="normal" officeooo:rsid="006ddfcd" style:font-weight-asian="normal" style:font-weight-complex="normal"/>
    </style:style>
    <style:style style:name="T34" style:family="text">
      <style:text-properties style:font-name="Arial1" officeooo:rsid="0096200d"/>
    </style:style>
    <style:style style:name="T35" style:family="text">
      <style:text-properties fo:font-weight="bold" officeooo:rsid="006db314" style:font-weight-asian="bold" style:font-weight-complex="bold"/>
    </style:style>
    <style:style style:name="T36" style:family="text">
      <style:text-properties officeooo:rsid="006db314"/>
    </style:style>
    <style:style style:name="T37" style:family="text">
      <style:text-properties officeooo:rsid="009b6e6e"/>
    </style:style>
    <style:style style:name="T38" style:family="text">
      <style:text-properties officeooo:rsid="00734123"/>
    </style:style>
    <style:style style:name="T39" style:family="text">
      <style:text-properties officeooo:rsid="0031704a"/>
    </style:style>
    <style:style style:name="T40" style:family="text">
      <style:text-properties officeooo:rsid="0096200d"/>
    </style:style>
    <style:style style:name="T41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2401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401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4" style:family="text">
      <style:text-properties officeooo:rsid="0240322c"/>
    </style:style>
    <style:style style:name="T45" style:family="text">
      <style:text-properties fo:language="gl" fo:country="ES" officeooo:rsid="02401a61"/>
    </style:style>
    <style:style style:name="T46" style:family="text">
      <style:text-properties fo:language="gl" fo:country="ES" officeooo:rsid="0240322c"/>
    </style:style>
    <style:style style:name="T47" style:family="text">
      <style:text-properties fo:color="#c921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401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8" style:family="text">
      <style:text-properties officeooo:rsid="0241beb7"/>
    </style:style>
    <style:style style:name="T49" style:family="text">
      <style:text-properties style:font-name="Arial" fo:font-size="12pt" fo:language="gl" fo:country="ES" officeooo:rsid="0240322c" style:font-size-asian="12pt" style:font-size-complex="12pt"/>
    </style:style>
    <style:style style:name="T50" style:family="text">
      <style:text-properties style:font-name="Arial" fo:font-size="12pt" fo:language="gl" fo:country="ES" officeooo:rsid="0241beb7" style:font-size-asian="12pt" style:font-size-complex="12pt"/>
    </style:style>
    <style:style style:name="T51" style:family="text">
      <style:text-properties style:text-position="sub 58%" style:font-name="Arial" fo:font-size="12pt" fo:language="gl" fo:country="ES" officeooo:rsid="0241beb7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2"><text:span text:style-name="T12">PRÁCTICA</text:span><text:span text:style-name="T13"> MME – </text:span><text:span text:style-name="T12">UD0</text:span><text:span text:style-name="T16">2</text:span><text:span text:style-name="T12">-</text:span><text:span text:style-name="T14">0</text:span><text:span text:style-name="T18">3</text:span><text:span text:style-name="T15"> –</text:span><text:span text:style-name="T17"> </text:span><text:span text:style-name="T18">Conceptos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7">NÚMERO </text:p>
          </table:table-cell>
          <table:table-cell table:style-name="IntegrantesGrupo.B2" office:value-type="string">
            <text:p text:style-name="P6">DATA</text:p>
          </table:table-cell>
          <table:table-cell table:style-name="IntegrantesGrupo.C2" office:value-type="string">
            <text:p text:style-name="P5">Apelidos, Nome. <text:s text:c="31"/><text:span text:style-name="T11">Sinatura</text:span></text:p>
          </table:table-cell>
        </table:table-row>
        <table:table-row table:style-name="TableLine94004539321664">
          <table:table-cell table:style-name="IntegrantesGrupo.A3" office:value-type="string">
            <text:p text:style-name="P3"/>
          </table:table-cell>
          <table:table-cell table:style-name="IntegrantesGrupo.B3" office:value-type="string">
            <text:p text:style-name="P3"><text:s/></text:p>
          </table:table-cell>
          <table:table-cell table:style-name="IntegrantesGrupo.C3">
            <text:p text:style-name="P4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10">M</text:span>aterial preciso:</text:p>
            <text:list xml:id="list2187265263" text:style-name="L1">
              <text:list-item>
                <text:p text:style-name="P52"><text:span text:style-name="T2">Material da aula virtual</text:span><text:span text:style-name="T3"> </text:span></text:p>
              </text:list-item>
            </text:list>
            <text:p text:style-name="P56"/>
          </table:table-cell>
          <table:table-cell table:style-name="Table1.B1" office:value-type="string">
            <text:p text:style-name="P9">Conceptos a traballar. </text:p>
            <text:list xml:id="list123222546341029" text:continue-numbering="true" text:style-name="L1">
              <text:list-item>
                <text:p text:style-name="P57">Avaliar os riscos no taller. <text:span text:style-name="T28"><text:s/></text:span></text:p>
              </text:list-item>
              <text:list-item>
                <text:p text:style-name="P58">Medidas preventivas</text:p>
              </text:list-item>
              <text:list-item>
                <text:p text:style-name="P59">Riscos na informática.</text:p>
              </text:list-item>
              <text:list-item>
                <text:p text:style-name="P59">Os lumes</text:p>
              </text:list-item>
            </text:list>
          </table:table-cell>
        </table:table-row>
        <table:table-row table:style-name="Table1.2">
          <table:table-cell table:style-name="Table1.A2" table:number-columns-spanned="2" office:value-type="string">
            <text:p text:style-name="P11"><text:span text:style-name="T20">Responde as cuestións en cada suposto. </text:span><text:span text:style-name="T19"><text:s/></text:span></text:p>
          </table:table-cell>
          <table:covered-table-cell/>
        </table:table-row>
        <table:table-row table:style-name="Table1.2">
          <table:table-cell table:style-name="Table1.A3" table:number-columns-spanned="2" office:value-type="string">
            <text:p text:style-name="P10"/>
          </table:table-cell>
          <table:covered-table-cell/>
        </table:table-row>
      </table:table>
      <text:p text:style-name="P66"/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53"><text:span text:style-name="T20">A) Relaciona os seguintes termos coa súa definición.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0">Prevención</text:p>
          </table:table-cell>
          <table:table-cell table:style-name="Table2.A2" office:value-type="string">
            <text:p text:style-name="P60"><text:span text:style-name="T29">D</text:span>isconfort acústico.</text:p>
          </table:table-cell>
          <table:table-cell table:style-name="Table2.A2" office:value-type="string">
            <text:p text:style-name="P60"><text:s/>Accidente laboral,</text:p>
          </table:table-cell>
          <table:table-cell table:style-name="Table2.A2" table:number-columns-spanned="2" office:value-type="string">
            <text:p text:style-name="P60">Equipo de traballo. </text:p>
          </table:table-cell>
          <table:covered-table-cell/>
          <table:table-cell table:style-name="Table2.F2" office:value-type="string">
            <text:p text:style-name="P60">Danos derivados do traballo.</text:p>
          </table:table-cell>
        </table:table-row>
        <table:table-row table:style-name="Table2.1">
          <table:table-cell table:style-name="Table2.A2" office:value-type="string">
            <text:p text:style-name="P60"><text:s/>Ergonomía</text:p>
          </table:table-cell>
          <table:table-cell table:style-name="Table2.A2" office:value-type="string">
            <text:p text:style-name="P60">Risco laboral grave ou inminente.</text:p>
          </table:table-cell>
          <table:table-cell table:style-name="Table2.A2" office:value-type="string">
            <text:p text:style-name="P60">Enfermidade profesional</text:p>
          </table:table-cell>
          <table:table-cell table:style-name="Table2.A2" table:number-columns-spanned="2" office:value-type="string">
            <text:p text:style-name="P60">Prevención</text:p>
          </table:table-cell>
          <table:covered-table-cell/>
          <table:table-cell table:style-name="Table2.F2" office:value-type="string">
            <text:p text:style-name="P60"/>
          </table:table-cell>
        </table:table-row>
        <table:table-row table:style-name="Table2.1">
          <table:table-cell table:style-name="Table2.A4" table:number-columns-spanned="6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4" office:value-type="string">
            <text:list xml:id="list2295182961" text:style-name="L10">
              <text:list-item text:start-value="1">
                <text:p text:style-name="P19"><text:span text:style-name="T4">Enfermidades </text:span><text:span text:style-name="T5">causada como</text:span><text:span text:style-name="T4"> motivo da realización </text:span><text:span text:style-name="T5">do teu</text:span><text:span text:style-name="T4"> traballo. </text:span></text:p>
              </text:list-item>
            </text:list>
          </table:table-cell>
          <table:covered-table-cell/>
          <table:covered-table-cell/>
          <table:covered-table-cell/>
          <table:table-cell table:style-name="Table2.F2" table:number-columns-spanned="2" office:value-type="string">
            <text:h text:style-name="P13" text:outline-level="4">Danos derivados do traballo.</text:h>
          </table:table-cell>
          <table:covered-table-cell/>
        </table:table-row>
        <table:table-row table:style-name="Table2.1">
          <table:table-cell table:style-name="Table2.A2" table:number-columns-spanned="4" office:value-type="string">
            <text:list xml:id="list123223192755207" text:continue-numbering="true" text:style-name="L10">
              <text:list-item>
                <text:p text:style-name="P23">Ferramentas empregadas no teu desempeño laboral</text:p>
              </text:list-item>
            </text:list>
          </table:table-cell>
          <table:covered-table-cell/>
          <table:covered-table-cell/>
          <table:covered-table-cell/>
          <table:table-cell table:style-name="Table2.F2" table:number-columns-spanned="2" office:value-type="string">
            <text:h text:style-name="P13" text:outline-level="4">Equipo de traballo.</text:h>
          </table:table-cell>
          <table:covered-table-cell/>
        </table:table-row>
        <table:table-row table:style-name="Table2.1">
          <table:table-cell table:style-name="Table2.A2" table:number-columns-spanned="4" office:value-type="string">
            <text:list xml:id="list123222663994563" text:continue-numbering="true" text:style-name="L10">
              <text:list-item>
                <text:p text:style-name="P23">Conxunto de medidas previstas para evitar un risco</text:p>
              </text:list-item>
            </text:list>
          </table:table-cell>
          <table:covered-table-cell/>
          <table:covered-table-cell/>
          <table:covered-table-cell/>
          <table:table-cell table:style-name="Table2.F2" table:number-columns-spanned="2" office:value-type="string">
            <text:h text:style-name="P14" text:outline-level="4">Prevención</text:h>
          </table:table-cell>
          <table:covered-table-cell/>
        </table:table-row>
        <table:table-row table:style-name="Table2.1">
          <table:table-cell table:style-name="Table2.A2" table:number-columns-spanned="4" office:value-type="string">
            <text:list xml:id="list123222836646777" text:continue-numbering="true" text:style-name="L10">
              <text:list-item>
                <text:p text:style-name="P19"><text:span text:style-name="T30">Risco que </text:span><text:span text:style-name="T31">é</text:span><text:span text:style-name="T35"> probable de que se materialice</text:span><text:span text:style-name="T36"> nun futuro próximo</text:span></text:p>
              </text:list-item>
            </text:list>
          </table:table-cell>
          <table:covered-table-cell/>
          <table:covered-table-cell/>
          <table:covered-table-cell/>
          <table:table-cell table:style-name="Table2.F2" table:number-columns-spanned="2" office:value-type="string">
            <text:h text:style-name="P14" text:outline-level="4">Risco laboral <text:s text:c="2"/>inminente.</text:h>
          </table:table-cell>
          <table:covered-table-cell/>
        </table:table-row>
        <table:table-row table:style-name="Table2.1">
          <table:table-cell table:style-name="Table2.A2" table:number-columns-spanned="4" office:value-type="string">
            <text:list xml:id="list123221332980494" text:continue-numbering="true" text:style-name="L10">
              <text:list-item>
                <text:p text:style-name="P24"><text:span text:style-name="T27">A</text:span><text:span text:style-name="T26">quela que aplica a un colectivo profesional por unha exposición constante <text:s/>a situacións adversas. </text:span></text:p>
              </text:list-item>
            </text:list>
          </table:table-cell>
          <table:covered-table-cell/>
          <table:covered-table-cell/>
          <table:covered-table-cell/>
          <table:table-cell table:style-name="Table2.F2" table:number-columns-spanned="2" office:value-type="string">
            <text:p text:style-name="P31">Enfermidade profesional</text:p>
          </table:table-cell>
          <table:covered-table-cell/>
        </table:table-row>
        <table:table-row table:style-name="Table2.1">
          <table:table-cell table:style-name="Table2.A2" table:number-columns-spanned="4" office:value-type="string">
            <text:list xml:id="list123221469036271" text:continue-numbering="true" text:style-name="L10">
              <text:list-item>
                <text:p text:style-name="P19"><text:span text:style-name="T32">Su</text:span><text:span text:style-name="T33">ceso que ocorre de maneira fortuíta e xera un dano a un traballador. </text:span></text:p>
              </text:list-item>
            </text:list>
          </table:table-cell>
          <table:covered-table-cell/>
          <table:covered-table-cell/>
          <table:covered-table-cell/>
          <table:table-cell table:style-name="Table2.F2" table:number-columns-spanned="2" office:value-type="string">
            <text:p text:style-name="P32">Accidente laboral,</text:p>
          </table:table-cell>
          <table:covered-table-cell/>
        </table:table-row>
        <table:table-row table:style-name="Table2.1">
          <table:table-cell table:style-name="Table2.A2" table:number-columns-spanned="4" office:value-type="string">
            <text:list xml:id="list123221159609251" text:continue-numbering="true" text:style-name="L10">
              <text:list-item>
                <text:p text:style-name="P20">Ten por obxecto adaptar as condicións de traballo ás características persoais de cada traballador.</text:p>
              </text:list-item>
            </text:list>
          </table:table-cell>
          <table:covered-table-cell/>
          <table:covered-table-cell/>
          <table:covered-table-cell/>
          <table:table-cell table:style-name="Table2.F2" table:number-columns-spanned="2" office:value-type="string">
            <text:p text:style-name="P34">Ergonomía</text:p>
          </table:table-cell>
          <table:covered-table-cell/>
        </table:table-row>
        <table:table-row table:style-name="Table2.1">
          <table:table-cell table:style-name="Table2.A2" table:number-columns-spanned="4" office:value-type="string">
            <text:list xml:id="list123222969579365" text:continue-numbering="true" text:style-name="L10">
              <text:list-item>
                <text:p text:style-name="P25">Débese a existencia dun ruído molesto de maneira persistente. </text:p>
              </text:list-item>
            </text:list>
          </table:table-cell>
          <table:covered-table-cell/>
          <table:covered-table-cell/>
          <table:covered-table-cell/>
          <table:table-cell table:style-name="Table2.F2" table:number-columns-spanned="2" office:value-type="string">
            <text:p text:style-name="P33"><text:s/>disconfort acústico.</text:p>
          </table:table-cell>
          <table:covered-table-cell/>
        </table:table-row>
      </table:table>
      <text:p text:style-name="P1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62"><text:span text:style-name="T29">B</text:span>) Completa as seguintes cuestións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60"/>
          </table:table-cell>
          <table:covered-table-cell/>
        </table:table-row>
        <table:table-row table:style-name="Table3.1">
          <table:table-cell table:style-name="Table3.A3" office:value-type="string">
            <text:list xml:id="list123222329939433" text:continue-list="list123222969579365" text:style-name="L10">
              <text:list-item text:start-value="1">
                <text:p text:style-name="P26">A perna e os múslos formarán un ángulo de .... grados.</text:p>
              </text:list-item>
            </text:list>
          </table:table-cell>
          <table:table-cell table:style-name="Table3.B3" office:value-type="string">
            <text:p text:style-name="P35">90</text:p>
          </table:table-cell>
        </table:table-row>
        <table:table-row table:style-name="Table3.1">
          <table:table-cell table:style-name="Table3.A4" office:value-type="string">
            <text:list xml:id="list123222881179511" text:continue-numbering="true" text:style-name="L10">
              <text:list-item>
                <text:p text:style-name="P26">O muslo e as costaras formarán un ángulo de ....</text:p>
              </text:list-item>
            </text:list>
          </table:table-cell>
          <table:table-cell table:style-name="Table3.B4" office:value-type="string">
            <text:p text:style-name="P35">90</text:p>
          </table:table-cell>
        </table:table-row>
        <table:table-row table:style-name="Table3.1">
          <table:table-cell table:style-name="Table3.A4" office:value-type="string">
            <text:list xml:id="list123222918223981" text:continue-numbering="true" text:style-name="L10">
              <text:list-item>
                <text:p text:style-name="P26">As fiestras no posto de traballo situaranse de maneira .... respecto a pantalla.</text:p>
              </text:list-item>
            </text:list>
          </table:table-cell>
          <table:table-cell table:style-name="Table3.B4" office:value-type="string">
            <text:p text:style-name="P35">Lateral</text:p>
          </table:table-cell>
        </table:table-row>
        <table:table-row table:style-name="Table3.1">
          <table:table-cell table:style-name="Table3.A4" office:value-type="string">
            <text:list xml:id="list123222967414164" text:continue-numbering="true" text:style-name="L10">
              <text:list-item>
                <text:p text:style-name="P26">A distancia mínima entre o moitor e os ollos debe ser de ...</text:p>
              </text:list-item>
            </text:list>
          </table:table-cell>
          <table:table-cell table:style-name="Table3.B4" office:value-type="string">
            <text:p text:style-name="P37">50 cm</text:p>
          </table:table-cell>
        </table:table-row>
        <table:table-row table:style-name="Table3.1">
          <table:table-cell table:style-name="Table3.A4" office:value-type="string">
            <text:list xml:id="list123222450048314" text:continue-numbering="true" text:style-name="L10">
              <text:list-item>
                <text:p text:style-name="P26">Recoméndase facer ____ minutos de descanso por cada hora de traballo.</text:p>
              </text:list-item>
            </text:list>
          </table:table-cell>
          <table:table-cell table:style-name="Table3.B4" office:value-type="string">
            <text:p text:style-name="P37">5 </text:p>
          </table:table-cell>
        </table:table-row>
        <table:table-row table:style-name="Table3.1">
          <table:table-cell table:style-name="Table3.A4" office:value-type="string">
            <text:list xml:id="list123222129845406" text:continue-numbering="true" text:style-name="L10">
              <text:list-item>
                <text:p text:style-name="P27">Candamos falamos do Burnout, falamos dun risco de tipo ...</text:p>
              </text:list-item>
            </text:list>
          </table:table-cell>
          <table:table-cell table:style-name="Table3.B4" office:value-type="string">
            <text:p text:style-name="P37">Psicosocia<text:span text:style-name="T37">l</text:span></text:p>
          </table:table-cell>
        </table:table-row>
        <table:table-row table:style-name="Table3.1">
          <table:table-cell table:style-name="Table3.A4" office:value-type="string">
            <text:list xml:id="list123221271006599" text:continue-numbering="true" text:style-name="L10">
              <text:list-item>
                <text:p text:style-name="P27">O acoso psicolóxico no traballo tamén se lle chama...</text:p>
              </text:list-item>
            </text:list>
          </table:table-cell>
          <table:table-cell table:style-name="Table3.B4" office:value-type="string">
            <text:p text:style-name="P38">APT</text:p>
          </table:table-cell>
        </table:table-row>
        <table:table-row table:style-name="Table3.1">
          <table:table-cell table:style-name="Table3.A4" office:value-type="string">
            <text:list xml:id="list123222009522115" text:continue-numbering="true" text:style-name="L10">
              <text:list-item>
                <text:p text:style-name="P28"><text:span text:style-name="T38">S</text:span><text:span text:style-name="T39">on as técnicas que estudan os riscos físicos, químicos e biolóxicos que se dan no lugar de traballo para evitar que prexudiquen a saúde do traballador.</text:span></text:p>
              </text:list-item>
            </text:list>
          </table:table-cell>
          <table:table-cell table:style-name="Table3.B4" office:value-type="string">
            <text:p text:style-name="P39">Hixiene no traballo. </text:p>
          </table:table-cell>
        </table:table-row>
        <table:table-row table:style-name="Table3.1">
          <table:table-cell table:style-name="Table3.A4" office:value-type="string">
            <text:list xml:id="list123222199649339" text:continue-numbering="true" text:style-name="L10">
              <text:list-item>
                <text:p text:style-name="P29">A temperatura no posto de traballo ten que estar entre...</text:p>
              </text:list-item>
            </text:list>
          </table:table-cell>
          <table:table-cell table:style-name="Table3.B4" office:value-type="string">
            <text:p text:style-name="P39">17 e 27 grados centigrados. </text:p>
          </table:table-cell>
        </table:table-row>
        <table:table-row table:style-name="Table3.1">
          <table:table-cell table:style-name="Table3.A4" office:value-type="string">
            <text:list xml:id="list123221799872166" text:continue-numbering="true" text:style-name="L10">
              <text:list-item>
                <text:p text:style-name="P30"><text:span text:style-name="T40">A </text:span><text:span text:style-name="T34">humidade</text:span><text:span text:style-name="T40"> no posto de traballo ten que estar entre...</text:span></text:p>
              </text:list-item>
            </text:list>
          </table:table-cell>
          <table:table-cell table:style-name="Table3.B4" office:value-type="string">
            <text:p text:style-name="P39">30% e o 70%</text:p>
          </table:table-cell>
        </table:table-row>
        <table:table-row table:style-name="Table3.1">
          <table:table-cell table:style-name="Table3.A4" office:value-type="string">
            <text:list xml:id="list123222636026588" text:continue-numbering="true" text:style-name="L10">
              <text:list-item>
                <text:p text:style-name="P25">O ruido ambiental nun lugar de traballo non debe superar os...</text:p>
              </text:list-item>
            </text:list>
          </table:table-cell>
          <table:table-cell table:style-name="Table3.B4" office:value-type="string">
            <text:p text:style-name="P36">50db</text:p>
          </table:table-cell>
        </table:table-row>
      </table:table>
      <text:p text:style-name="P1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5" office:value-type="string">
            <text:p text:style-name="P53"><text:span text:style-name="T20">C) Relaciona os diferentes riscos coa súa casuística.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61">Disconfort Térmico </text:p>
          </table:table-cell>
          <table:table-cell table:style-name="Table4.A2" office:value-type="string">
            <text:p text:style-name="P61">Disconfort Acústico</text:p>
          </table:table-cell>
          <table:table-cell table:style-name="Table4.A2" table:number-columns-spanned="2" office:value-type="string">
            <text:p text:style-name="P53"><text:span text:style-name="T8"><text:s/></text:span><text:span text:style-name="T9">Manipulación de cargas</text:span></text:p>
          </table:table-cell>
          <table:covered-table-cell/>
          <table:table-cell table:style-name="Table4.E2" office:value-type="string">
            <text:p text:style-name="P61">Visualización de datos.</text:p>
          </table:table-cell>
        </table:table-row>
        <table:table-row table:style-name="Table4.1">
          <table:table-cell table:style-name="Table4.A2" table:number-columns-spanned="2" office:value-type="string">
            <text:p text:style-name="P61">psicosociais</text:p>
          </table:table-cell>
          <table:covered-table-cell/>
          <table:table-cell table:style-name="Table4.E2" table:number-columns-spanned="3" office:value-type="string">
            <text:p text:style-name="P61">Muscoesqueléticos</text:p>
          </table:table-cell>
          <table:covered-table-cell/>
          <table:covered-table-cell/>
        </table:table-row>
        <table:table-row table:style-name="Table4.1">
          <table:table-cell table:style-name="Table4.A4" table:number-columns-spanned="5" office:value-type="string">
            <text:p text:style-name="P60"/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3" office:value-type="string">
            <text:list xml:id="list147876906" text:style-name="L11">
              <text:list-item>
                <text:p text:style-name="P21"><text:span text:style-name="T45">Se temos que </text:span><text:span text:style-name="T46">traballar longos períodos de pe nun taller é un caso dun risco...</text:span></text:p>
              </text:list-item>
            </text:list>
          </table:table-cell>
          <table:covered-table-cell/>
          <table:covered-table-cell/>
          <table:table-cell table:style-name="Table4.E2" table:number-columns-spanned="2" office:value-type="string">
            <text:p text:style-name="P64"><text:span text:style-name="T47">Muscoesqueléticos</text:span></text:p>
          </table:table-cell>
          <table:covered-table-cell/>
        </table:table-row>
        <table:table-row table:style-name="Table4.1">
          <table:table-cell table:style-name="Table4.A2" table:number-columns-spanned="3" office:value-type="string">
            <text:list xml:id="list123222483163007" text:continue-numbering="true" text:style-name="L11">
              <text:list-item>
                <text:p text:style-name="P40">O APT é un exemplo de risco. .....</text:p>
              </text:list-item>
            </text:list>
          </table:table-cell>
          <table:covered-table-cell/>
          <table:covered-table-cell/>
          <table:table-cell table:style-name="Table4.E2" table:number-columns-spanned="2" office:value-type="string">
            <text:h text:style-name="P15" text:outline-level="4">psicosocia<text:span text:style-name="T29">l</text:span></text:h>
          </table:table-cell>
          <table:covered-table-cell/>
        </table:table-row>
        <table:table-row table:style-name="Table4.1">
          <table:table-cell table:style-name="Table4.A2" table:number-columns-spanned="3" office:value-type="string">
            <text:list xml:id="list123221552790406" text:continue-numbering="true" text:style-name="L11">
              <text:list-item>
                <text:p text:style-name="P41"><text:span text:style-name="T7">S</text:span><text:span text:style-name="T6">e no teu traballo avaríase o aire acondicionado </text:span></text:p>
              </text:list-item>
            </text:list>
          </table:table-cell>
          <table:covered-table-cell/>
          <table:covered-table-cell/>
          <table:table-cell table:style-name="Table4.E2" table:number-columns-spanned="2" office:value-type="string">
            <text:p text:style-name="P63"><text:span text:style-name="T42">Disconfort Térmico</text:span></text:p>
          </table:table-cell>
          <table:covered-table-cell/>
        </table:table-row>
        <table:table-row table:style-name="Table4.1">
          <table:table-cell table:style-name="Table4.A2" table:number-columns-spanned="3" office:value-type="string">
            <text:list xml:id="list123223193425245" text:continue-numbering="true" text:style-name="L11">
              <text:list-item>
                <text:p text:style-name="P40">Se un traballador manipula equipos de máis de 30 kg. </text:p>
              </text:list-item>
            </text:list>
          </table:table-cell>
          <table:covered-table-cell/>
          <table:covered-table-cell/>
          <table:table-cell table:style-name="Table4.E2" table:number-columns-spanned="2" office:value-type="string">
            <text:p text:style-name="P63"><text:span text:style-name="T42">Muscoesqueléticos</text:span></text:p>
          </table:table-cell>
          <table:covered-table-cell/>
        </table:table-row>
        <table:table-row table:style-name="Table4.1">
          <table:table-cell table:style-name="Table4.A2" table:number-columns-spanned="3" office:value-type="string">
            <text:list xml:id="list123221239484997" text:continue-numbering="true" text:style-name="L11">
              <text:list-item>
                <text:p text:style-name="P40">Se adicas toda a xornada laboral a realizar as fichas técnicas do material do taller. </text:p>
              </text:list-item>
            </text:list>
          </table:table-cell>
          <table:covered-table-cell/>
          <table:covered-table-cell/>
          <table:table-cell table:style-name="Table4.E2" table:number-columns-spanned="2" office:value-type="string">
            <text:p text:style-name="P63"><text:span text:style-name="T41">Visualización de datos.</text:span></text:p>
          </table:table-cell>
          <table:covered-table-cell/>
        </table:table-row>
        <table:table-row table:style-name="Table4.1">
          <table:table-cell table:style-name="Table4.A2" table:number-columns-spanned="3" office:value-type="string">
            <text:list xml:id="list123221878945914" text:continue-numbering="true" text:style-name="L11">
              <text:list-item>
                <text:p text:style-name="P40">Se ves que o teu compañeiro emprega gafas con filtro azul está evitando o risco...</text:p>
              </text:list-item>
            </text:list>
          </table:table-cell>
          <table:covered-table-cell/>
          <table:covered-table-cell/>
          <table:table-cell table:style-name="Table4.E2" table:number-columns-spanned="2" office:value-type="string">
            <text:p text:style-name="P63"><text:span text:style-name="T43">Visualización de datos.</text:span></text:p>
          </table:table-cell>
          <table:covered-table-cell/>
        </table:table-row>
        <table:table-row table:style-name="Table4.1">
          <table:table-cell table:style-name="Table4.A2" table:number-columns-spanned="3" office:value-type="string">
            <text:list xml:id="list123221174362410" text:continue-numbering="true" text:style-name="L11">
              <text:list-item>
                <text:p text:style-name="P40">O sindrome de BURNOUT é un exemplo de risco. .....</text:p>
              </text:list-item>
            </text:list>
          </table:table-cell>
          <table:covered-table-cell/>
          <table:covered-table-cell/>
          <table:table-cell table:style-name="Table4.E2" table:number-columns-spanned="2" office:value-type="string">
            <text:h text:style-name="P15" text:outline-level="4">psicosocia<text:span text:style-name="T29">l</text:span></text:h>
          </table:table-cell>
          <table:covered-table-cell/>
        </table:table-row>
        <text:soft-page-break/>
        <table:table-row table:style-name="Table4.1">
          <table:table-cell table:style-name="Table4.A2" table:number-columns-spanned="3" office:value-type="string">
            <text:list xml:id="list123221502737729" text:continue-numbering="true" text:style-name="L11">
              <text:list-item>
                <text:p text:style-name="P40">Se un compañeiro é acosado porlo xefe é un exemplo de risco....</text:p>
              </text:list-item>
            </text:list>
          </table:table-cell>
          <table:covered-table-cell/>
          <table:covered-table-cell/>
          <table:table-cell table:style-name="Table4.E2" table:number-columns-spanned="2" office:value-type="string">
            <text:h text:style-name="P15" text:outline-level="4">psicosocia<text:span text:style-name="T29">l</text:span></text:h>
          </table:table-cell>
          <table:covered-table-cell/>
        </table:table-row>
        <table:table-row table:style-name="Table4.1">
          <table:table-cell table:style-name="Table4.A2" table:number-columns-spanned="3" office:value-type="string">
            <text:list xml:id="list123221160349016" text:continue-numbering="true" text:style-name="L11">
              <text:list-item>
                <text:p text:style-name="P40">Se temos que tra<text:span text:style-name="T44">n</text:span>scribir uns documentos xirando o pescozo é un exemplo de risco </text:p>
              </text:list-item>
            </text:list>
          </table:table-cell>
          <table:covered-table-cell/>
          <table:covered-table-cell/>
          <table:table-cell table:style-name="Table4.E2" table:number-columns-spanned="2" office:value-type="string">
            <text:h text:style-name="P15" text:outline-level="4">Muscoesqueléticos</text:h>
          </table:table-cell>
          <table:covered-table-cell/>
        </table:table-row>
        <table:table-row table:style-name="Table4.1">
          <table:table-cell table:style-name="Table4.A2" table:number-columns-spanned="3" office:value-type="string">
            <text:list xml:id="list123222283428226" text:continue-numbering="true" text:style-name="L11">
              <text:list-item>
                <text:p text:style-name="P22"><text:span text:style-name="T46">Para previr a COVID19 será preciso ter a aula ventilada nos meses máis frios do ano. Nesta situación podemos atoparnos ante un risco.... </text:span><text:span text:style-name="T45"><text:s/></text:span></text:p>
              </text:list-item>
            </text:list>
          </table:table-cell>
          <table:covered-table-cell/>
          <table:covered-table-cell/>
          <table:table-cell table:style-name="Table4.E2" table:number-columns-spanned="2" office:value-type="string">
            <text:h text:style-name="P15" text:outline-level="4">Disconfort Térmico</text:h>
          </table:table-cell>
          <table:covered-table-cell/>
        </table:table-row>
      </table:table>
      <text:p text:style-name="P18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5"><text:span text:style-name="T23">D</text:span><text:span text:style-name="T24">) </text:span><text:span text:style-name="T23">Explica cada un dos seguintes termos e pon un exemplo. </text:span></text:p>
          </table:table-cell>
        </table:table-row>
        <table:table-row table:style-name="Table5.1">
          <table:table-cell table:style-name="Table5.A2" office:value-type="string">
            <text:p text:style-name="P43">O combustible </text:p>
          </table:table-cell>
        </table:table-row>
        <table:table-row table:style-name="Table5.1">
          <table:table-cell table:style-name="Table5.A3" office:value-type="string">
            <text:p text:style-name="P43"/>
            <text:p text:style-name="P43"/>
          </table:table-cell>
        </table:table-row>
        <table:table-row table:style-name="Table5.1">
          <table:table-cell table:style-name="Table5.A2" office:value-type="string">
            <text:p text:style-name="P43">A enerxía de activación</text:p>
          </table:table-cell>
        </table:table-row>
        <table:table-row table:style-name="Table5.1">
          <table:table-cell table:style-name="Table5.A3" office:value-type="string">
            <text:p text:style-name="P43"/>
            <text:p text:style-name="P43"/>
          </table:table-cell>
        </table:table-row>
        <table:table-row table:style-name="Table5.1">
          <table:table-cell table:style-name="Table5.A2" office:value-type="string">
            <text:p text:style-name="P43">O comburente</text:p>
          </table:table-cell>
        </table:table-row>
        <table:table-row table:style-name="Table5.1">
          <table:table-cell table:style-name="Table5.A3" office:value-type="string">
            <text:p text:style-name="P43"/>
            <text:p text:style-name="P43"/>
          </table:table-cell>
        </table:table-row>
        <table:table-row table:style-name="Table5.1">
          <table:table-cell table:style-name="Table5.A2" office:value-type="string">
            <text:p text:style-name="P44">Para rematar cun lume que nos di o triángulo do lume? Que temos que facer?</text:p>
          </table:table-cell>
        </table:table-row>
        <table:table-row table:style-name="Table5.1">
          <table:table-cell table:style-name="Table5.A3" office:value-type="string">
            <text:p text:style-name="P43"/>
            <text:p text:style-name="P43"/>
          </table:table-cell>
        </table:table-row>
      </table:table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54"><text:span text:style-name="T21">E</text:span><text:span text:style-name="T20">) </text:span><text:span text:style-name="T21">As seguintes afirmación indica se son verdadeiras ou falas. </text:span></text:p>
          </table:table-cell>
          <table:covered-table-cell/>
        </table:table-row>
        <table:table-row table:style-name="Table6.1">
          <table:table-cell table:style-name="Table6.A2" office:value-type="string">
            <text:list xml:id="list2773901504" text:style-name="L12">
              <text:list-item>
                <text:p text:style-name="P45">O extintor de tipo “Pó ABC” é aconsellado en lumes con metais.</text:p>
              </text:list-item>
            </text:list>
          </table:table-cell>
          <table:table-cell table:style-name="Table6.B2" office:value-type="string">
            <text:p text:style-name="P44">FALSO</text:p>
          </table:table-cell>
        </table:table-row>
        <table:table-row table:style-name="Table6.1">
          <table:table-cell table:style-name="Table6.A2" office:value-type="string">
            <text:list xml:id="list123223031746380" text:continue-numbering="true" text:style-name="L12">
              <text:list-item>
                <text:p text:style-name="P49"><text:span text:style-name="T49">O extintor de tipo “</text:span><text:span text:style-name="T50">CO</text:span><text:span text:style-name="T51">2</text:span><text:span text:style-name="T49">” é aconsellado en lumes con </text:span><text:span text:style-name="T50">electricidade</text:span><text:span text:style-name="T49">.</text:span></text:p>
              </text:list-item>
            </text:list>
          </table:table-cell>
          <table:table-cell table:style-name="Table6.B2" office:value-type="string">
            <text:p text:style-name="P48">VERDADEIRO</text:p>
          </table:table-cell>
        </table:table-row>
        <table:table-row table:style-name="Table6.1">
          <table:table-cell table:style-name="Table6.A2" office:value-type="string">
            <text:list xml:id="list123221788233260" text:continue-numbering="true" text:style-name="L12">
              <text:list-item>
                <text:p text:style-name="P49"><text:span text:style-name="T49">O extintor de <text:s/>“</text:span><text:span text:style-name="T50">Halón</text:span><text:span text:style-name="T49">” é aconsellado en lumes con </text:span><text:span text:style-name="T50">líquidos inflamables</text:span><text:span text:style-name="T49">.</text:span></text:p>
              </text:list-item>
            </text:list>
          </table:table-cell>
          <table:table-cell table:style-name="Table6.B2" office:value-type="string">
            <text:p text:style-name="P48">VERDADEIRO</text:p>
          </table:table-cell>
        </table:table-row>
        <table:table-row table:style-name="Table6.1">
          <table:table-cell table:style-name="Table6.A2" office:value-type="string">
            <text:list xml:id="list123223104125388" text:continue-numbering="true" text:style-name="L12">
              <text:list-item>
                <text:p text:style-name="P49"><text:span text:style-name="T49">O extintor de tipo “</text:span><text:span text:style-name="T50">CO</text:span><text:span text:style-name="T51">2</text:span><text:span text:style-name="T49">” é aconsellado en lumes con </text:span><text:span text:style-name="T50">sólidos</text:span><text:span text:style-name="T49">.</text:span></text:p>
              </text:list-item>
            </text:list>
          </table:table-cell>
          <table:table-cell table:style-name="Table6.B2" office:value-type="string">
            <text:p text:style-name="P48">FALSO</text:p>
          </table:table-cell>
        </table:table-row>
        <table:table-row table:style-name="Table6.1">
          <table:table-cell table:style-name="Table6.A2" office:value-type="string">
            <text:list xml:id="list123222902772341" text:continue-numbering="true" text:style-name="L12">
              <text:list-item>
                <text:p text:style-name="P49"><text:span text:style-name="T49">O extintor de <text:s/>“</text:span><text:span text:style-name="T50">Halón</text:span><text:span text:style-name="T49">” é aconsellado en lumes con </text:span><text:span text:style-name="T50">electricidade</text:span><text:span text:style-name="T49">.</text:span></text:p>
              </text:list-item>
            </text:list>
          </table:table-cell>
          <table:table-cell table:style-name="Table6.B2" office:value-type="string">
            <text:p text:style-name="P48">VERDADEIRO</text:p>
          </table:table-cell>
        </table:table-row>
        <table:table-row table:style-name="Table6.1">
          <table:table-cell table:style-name="Table6.A2" office:value-type="string">
            <text:list xml:id="list123221161792315" text:continue-numbering="true" text:style-name="L12">
              <text:list-item>
                <text:p text:style-name="P49"><text:span text:style-name="T49">O extintor de tipo “</text:span><text:span text:style-name="T50">Po ABC</text:span><text:span text:style-name="T49">” é aconsellado en lumes con </text:span><text:span text:style-name="T50">electricidade</text:span><text:span text:style-name="T49">.</text:span></text:p>
              </text:list-item>
            </text:list>
          </table:table-cell>
          <table:table-cell table:style-name="Table6.B2" office:value-type="string">
            <text:p text:style-name="P48">VERDADEIRO</text:p>
          </table:table-cell>
        </table:table-row>
        <text:soft-page-break/>
        <table:table-row table:style-name="Table6.1">
          <table:table-cell table:style-name="Table6.A2" office:value-type="string">
            <text:list xml:id="list123221978329377" text:continue-numbering="true" text:style-name="L12">
              <text:list-item>
                <text:p text:style-name="P45">O extintor de tipo “Pó ESPECIAL” é aconsellado en lumes con metais.</text:p>
              </text:list-item>
            </text:list>
          </table:table-cell>
          <table:table-cell table:style-name="Table6.B2" office:value-type="string">
            <text:p text:style-name="P44">VERDADEIRO</text:p>
          </table:table-cell>
        </table:table-row>
        <table:table-row table:style-name="Table6.1">
          <table:table-cell table:style-name="Table6.A2" office:value-type="string">
            <text:list xml:id="list123222393859344" text:continue-numbering="true" text:style-name="L12">
              <text:list-item>
                <text:p text:style-name="P49"><text:span text:style-name="T49">O extintor de tipo “</text:span><text:span text:style-name="T50">Anhídrido carbónico</text:span><text:span text:style-name="T49">” é aconsellado en lumes con </text:span><text:span text:style-name="T50">electricidade</text:span><text:span text:style-name="T49">.</text:span></text:p>
              </text:list-item>
            </text:list>
          </table:table-cell>
          <table:table-cell table:style-name="Table6.B2" office:value-type="string">
            <text:p text:style-name="P48">VERDADEIRO</text:p>
          </table:table-cell>
        </table:table-row>
        <table:table-row table:style-name="Table6.1">
          <table:table-cell table:style-name="Table6.A2" office:value-type="string">
            <text:list xml:id="list123222852826266" text:continue-numbering="true" text:style-name="L12">
              <text:list-item>
                <text:p text:style-name="P49"><text:span text:style-name="T49">O extintor de tipo “</text:span><text:span text:style-name="T50">AUGA</text:span><text:span text:style-name="T49">” é aconsellado en lumes con </text:span><text:span text:style-name="T50">electricidade</text:span><text:span text:style-name="T49">.</text:span></text:p>
              </text:list-item>
            </text:list>
          </table:table-cell>
          <table:table-cell table:style-name="Table6.B2" office:value-type="string">
            <text:p text:style-name="P44">FALSO</text:p>
          </table:table-cell>
        </table:table-row>
        <table:table-row table:style-name="Table6.1">
          <table:table-cell table:style-name="Table6.A2" office:value-type="string">
            <text:list xml:id="list123223250613731" text:continue-numbering="true" text:style-name="L12">
              <text:list-item>
                <text:p text:style-name="P49"><text:span text:style-name="T49">O extintor de tipo “</text:span><text:span text:style-name="T50">CO</text:span><text:span text:style-name="T51">2</text:span><text:span text:style-name="T49">” é aconsellado en lumes con </text:span><text:span text:style-name="T50">metais</text:span><text:span text:style-name="T49">.</text:span></text:p>
              </text:list-item>
            </text:list>
          </table:table-cell>
          <table:table-cell table:style-name="Table6.B2" office:value-type="string">
            <text:p text:style-name="P48">FALSO</text:p>
          </table:table-cell>
        </table:table-row>
      </table:table>
      <text:p text:style-name="P42"/>
      <text:p text:style-name="P5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55"><text:span text:style-name="T22">F</text:span><text:span text:style-name="T20">) </text:span><text:span text:style-name="T22">Explica catro medidas a empregar no taller para evitar a ESD </text:span></text:p>
          </table:table-cell>
        </table:table-row>
        <table:table-row table:style-name="Table7.1">
          <table:table-cell table:style-name="Table7.A2" office:value-type="string">
            <text:list xml:id="list1688282616" text:style-name="L14">
              <text:list-item>
                <text:p text:style-name="P67">Tocar unha billa (as tubaxes cando son metálicas fan de toma de terra) ou tocar a auga dunha billa</text:p>
              </text:list-item>
              <text:list-item>
                <text:p text:style-name="P67">Tocar continuamente a parte metálica da carcasa para descargarse pois están conectadas ao toma a terra.</text:p>
              </text:list-item>
              <text:list-item>
                <text:p text:style-name="P67">Utilizar unha pulseira de toma de terra e utilizala correctamente.</text:p>
              </text:list-item>
              <text:list-item>
                <text:p text:style-name="P67">Utilizar un spray antiestático. Asperxer un trapo co spray, fregar o monitor, a caixa e o teclado pois aumentan a humidade e a electricidade estática circula ata terra.</text:p>
              </text:list-item>
              <text:list-item>
                <text:p text:style-name="P67">Usar roupa e calzado non xerador de cargas electrostáticas, como algodón, tecidos antiestáticos, sola de coiro ou con aditivos condutores.</text:p>
              </text:list-item>
              <text:list-item>
                <text:p text:style-name="P68">Empregar chans semicondutores, cerámica, formigón, etc. Evitar polímeros e moquetas ou, na súa falta, usar alfombrillas antiestáticas.</text:p>
              </text:list-item>
            </text:list>
          </table:table-cell>
        </table:table-row>
      </table:table>
      <text:p text:style-name="P51"/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0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2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4</text:page-number><text:s/>de <text:page-count>4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3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4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36</meta:editing-cycles>
    <meta:creation-date>2019-11-09T13:25:03.151138236</meta:creation-date>
    <meta:editing-duration>PT20H9M8S</meta:editing-duration>
    <meta:generator>LibreOffice/6.4.7.2$Linux_X86_64 LibreOffice_project/40$Build-2</meta:generator>
    <dc:subject>Práctica 0 - Entrega Material</dc:subject>
    <dc:title>Taller - MME</dc:title>
    <dc:date>2022-11-01T12:31:48.685866646</dc:date>
    <dc:creator>belay </dc:creator>
    <meta:document-statistic meta:table-count="8" meta:image-count="2" meta:object-count="0" meta:page-count="4" meta:paragraph-count="124" meta:word-count="840" meta:character-count="5029" meta:non-whitespace-character-count="429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